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  <style:text-properties fo:font-weight="bold" style:font-weight-asian="bold" style:font-weight-complex="bold" fo:color="#DAEEF3" fo:font-size="22pt" style:font-size-asian="22pt" style:font-size-complex="22pt" fo:background-color="#215868" fo:language="en" fo:country="US"/>
    </style:style>
    <style:style style:name="TableColumn5" style:family="table-column">
      <style:table-column-properties style:column-width="2.0215in"/>
    </style:style>
    <style:style style:name="TableColumn6" style:family="table-column">
      <style:table-column-properties style:column-width="2.1243in"/>
    </style:style>
    <style:style style:name="TableColumn7" style:family="table-column">
      <style:table-column-properties style:column-width="1.7305in"/>
    </style:style>
    <style:style style:name="TableColumn8" style:family="table-column">
      <style:table-column-properties style:column-width="0.8944in"/>
    </style:style>
    <style:style style:name="TableColumn9" style:family="table-column">
      <style:table-column-properties style:column-width="0.9444in"/>
    </style:style>
    <style:style style:name="TableColumn10" style:family="table-column">
      <style:table-column-properties style:column-width="2.3958in"/>
    </style:style>
    <style:style style:name="Table4" style:family="table">
      <style:table-properties style:width="10.1111in" style:rel-width="100%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8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0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style:vertical-align="auto"/>
      <style:text-properties fo:hyphenate="true"/>
    </style:style>
    <style:style style:name="T3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6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7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38" style:parent-style-name="Tipodeletrapredefinidodoparágrafo" style:family="text">
      <style:text-properties fo:language="en" fo:country="US"/>
    </style:style>
    <style:style style:name="T39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vertical-align="auto"/>
      <style:text-properties fo:hyphenate="true"/>
    </style:style>
    <style:style style:name="T42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4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5" style:parent-style-name="Tipodeletrapredefinidodoparágrafo" style:family="text">
      <style:text-properties fo:language="en" fo:country="US"/>
    </style:style>
    <style:style style:name="T46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style:vertical-align="auto"/>
      <style:text-properties fo:hyphenate="true"/>
    </style:style>
    <style:style style:name="T58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59" style:parent-style-name="Tipodeletrapredefinidodoparágrafo" style:family="text">
      <style:text-properties fo:language="en" fo:country="US"/>
    </style:style>
    <style:style style:name="T6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style:vertical-align="auto"/>
      <style:text-properties fo:hyphenate="true"/>
    </style:style>
    <style:style style:name="T6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64" style:parent-style-name="Tipodeletrapredefinidodoparágrafo" style:family="text">
      <style:text-properties fo:language="en" fo:country="US"/>
    </style:style>
    <style:style style:name="T6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66" style:parent-style-name="Standard" style:family="paragraph">
      <style:text-properties fo:language="en" fo:country="US"/>
    </style:style>
  </office:automatic-styles>
  <office:body>
    <office:text text:use-soft-page-breaks="true">
      <text:p text:style-name="P1">Plan list (domains, areas and issues)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omain</text:p>
          </table:table-cell>
          <table:table-cell table:style-name="TableCell14">
            <text:p text:style-name="P15">Area</text:p>
          </table:table-cell>
          <table:table-cell table:style-name="TableCell16">
            <text:p text:style-name="P17">Issue</text:p>
          </table:table-cell>
          <table:table-cell table:style-name="TableCell18">
            <text:p text:style-name="P19">Risks (weight)</text:p>
          </table:table-cell>
          <table:table-cell table:style-name="TableCell20">
            <text:p text:style-name="P21">Include in audit</text:p>
          </table:table-cell>
          <table:table-cell table:style-name="TableCell22">
            <text:p text:style-name="P23">Reasons, risks and remarks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1 - Business Needs Identification, Direction and Monitoring</text:p>
          </table:table-cell>
          <table:table-cell table:style-name="TableCell29">
            <text:p text:style-name="P30">01 - Defining IT requirements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>test</text:span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1 - Business Needs Identification, Direction and Monitoring</text:p>
          </table:table-cell>
          <table:table-cell table:style-name="TableCell29">
            <text:p text:style-name="P30">02 - Leadership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1 - Business Needs Identification, Direction and Monitoring</text:p>
          </table:table-cell>
          <table:table-cell table:style-name="TableCell29">
            <text:p text:style-name="P30">03 - IT Investments</text:p>
          </table:table-cell>
          <table:table-cell table:style-name="TableCell31">
            <text:p text:style-name="P32">2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2 - IT Strategy and Planning</text:p>
          </table:table-cell>
          <table:table-cell table:style-name="TableCell29">
            <text:p text:style-name="P30">01 - Quality of IT strategy</text:p>
          </table:table-cell>
          <table:table-cell table:style-name="TableCell31">
            <text:p text:style-name="P32">2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2 - IT Strategy and Planning</text:p>
          </table:table-cell>
          <table:table-cell table:style-name="TableCell29">
            <text:p text:style-name="P30">02 - Risk management</text:p>
          </table:table-cell>
          <table:table-cell table:style-name="TableCell31">
            <text:p text:style-name="P32">2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3 - Organisational structures, Standards, Policies and Procedures</text:p>
          </table:table-cell>
          <table:table-cell table:style-name="TableCell29">
            <text:p text:style-name="P30">01 - Structure of the IT Organization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3 - Organisational structures, Standards, Policies and Procedures</text:p>
          </table:table-cell>
          <table:table-cell table:style-name="TableCell29">
            <text:p text:style-name="P30">02 - Policy and procedure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4 - People and Resources</text:p>
          </table:table-cell>
          <table:table-cell table:style-name="TableCell29">
            <text:p text:style-name="P30">01 - HR and logistic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CORE)<text:s/>05 - Risk Assessment and Compliance mechanisms</text:p>
          </table:table-cell>
          <table:table-cell table:style-name="TableCell29">
            <text:p text:style-name="P30">01 - Mechanism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1 - Leadership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2 - Strategy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3 - Open Data Plan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4 - Plan Alignment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5 - Monitoring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6 - Ownership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1 - IT Governance</text:p>
          </table:table-cell>
          <table:table-cell table:style-name="TableCell27">
            <text:p text:style-name="P28">(OPENDATA)<text:s/>01 - (OPENDATA) IT Open Data Strategy and Planning</text:p>
          </table:table-cell>
          <table:table-cell table:style-name="TableCell29">
            <text:p text:style-name="P30">07 - Dataset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1 - IT Service Continuity management</text:p>
          </table:table-cell>
          <table:table-cell table:style-name="TableCell29">
            <text:p text:style-name="P30">01 - Key parameters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1 - IT Service Continuity management</text:p>
          </table:table-cell>
          <table:table-cell table:style-name="TableCell29">
            <text:p text:style-name="P30">02 - Compliance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1 - IT Service Continuity management</text:p>
          </table:table-cell>
          <table:table-cell table:style-name="TableCell29">
            <text:p text:style-name="P30">03 - Effectiveness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2 - Capacity Management</text:p>
          </table:table-cell>
          <table:table-cell table:style-name="TableCell29">
            <text:p text:style-name="P30">01 - Agree to parameters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2 - Capacity Management</text:p>
          </table:table-cell>
          <table:table-cell table:style-name="TableCell29">
            <text:p text:style-name="P30">02 - Monitoring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2 - Capacity Management</text:p>
          </table:table-cell>
          <table:table-cell table:style-name="TableCell29">
            <text:p text:style-name="P30">03 - Analyze And tune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3 - Problem and Incident Management</text:p>
          </table:table-cell>
          <table:table-cell table:style-name="TableCell29">
            <text:p text:style-name="P30">01 - Policy awarenes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3 - Problem and Incident Management</text:p>
          </table:table-cell>
          <table:table-cell table:style-name="TableCell29">
            <text:p text:style-name="P30">02 - Skill sets and resources</text:p>
          </table:table-cell>
          <table:table-cell table:style-name="TableCell31">
            <text:p text:style-name="P32">2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3 - Problem and Incident Management</text:p>
          </table:table-cell>
          <table:table-cell table:style-name="TableCell29">
            <text:p text:style-name="P30">03 - Effectiveness of response</text:p>
          </table:table-cell>
          <table:table-cell table:style-name="TableCell31">
            <text:p text:style-name="P32">2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1 - Policy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2 - Fallback procedure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3 - Emergency changes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2 - IT Operations</text:p>
          </table:table-cell>
          <table:table-cell table:style-name="TableCell27">
            <text:p text:style-name="P28">(CORE)<text:s/>04 - Change Management</text:p>
          </table:table-cell>
          <table:table-cell table:style-name="TableCell29">
            <text:p text:style-name="P30">04 - Change closure and documentation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1 - Requirements Development and Management</text:p>
          </table:table-cell>
          <table:table-cell table:style-name="TableCell29">
            <text:p text:style-name="P30">01 - Identify user requirements for IT System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1 - Requirements Development and Management</text:p>
          </table:table-cell>
          <table:table-cell table:style-name="TableCell29">
            <text:p text:style-name="P30">02 - Analyze, prioritize, and manage user requirement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2 - Project Management and Control</text:p>
          </table:table-cell>
          <table:table-cell table:style-name="TableCell29">
            <text:p text:style-name="P30">01 - Plan for the development or acquisition of IT project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2 - Project Management and Control</text:p>
          </table:table-cell>
          <table:table-cell table:style-name="TableCell29">
            <text:p text:style-name="P30">02 - Control IT project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2 - Project Management and Control</text:p>
          </table:table-cell>
          <table:table-cell table:style-name="TableCell29">
            <text:p text:style-name="P30">03 - Project related risk management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3 - Quality Assurance and Testing</text:p>
          </table:table-cell>
          <table:table-cell table:style-name="TableCell29">
            <text:p text:style-name="P30">01 - Quality assurance organization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3 - Quality Assurance and Testing</text:p>
          </table:table-cell>
          <table:table-cell table:style-name="TableCell29">
            <text:p text:style-name="P30">02 - Plan for and conduct testing on IT systems</text:p>
          </table:table-cell>
          <table:table-cell table:style-name="TableCell31">
            <text:p text:style-name="P32">2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4 - Solicitation</text:p>
          </table:table-cell>
          <table:table-cell table:style-name="TableCell29">
            <text:p text:style-name="P30">01 - Plan or procedure of solicitation activitie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4 - Solicitation</text:p>
          </table:table-cell>
          <table:table-cell table:style-name="TableCell29">
            <text:p text:style-name="P30">02 - Selecting a vendor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5 - Configuration Management</text:p>
          </table:table-cell>
          <table:table-cell table:style-name="TableCell29">
            <text:p text:style-name="P30">01 - Policy for configuration management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CORE)<text:s/>05 - Configuration Management</text:p>
          </table:table-cell>
          <table:table-cell table:style-name="TableCell29">
            <text:p text:style-name="P30">02 - Responsibility for authorizing change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1 - (UPGRADEFINANCIAL) Upgrade Preparations</text:p>
          </table:table-cell>
          <table:table-cell table:style-name="TableCell29">
            <text:p text:style-name="P30">01 - Analysis and concept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1 - (UPGRADEFINANCIAL) Upgrade Preparations</text:p>
          </table:table-cell>
          <table:table-cell table:style-name="TableCell29">
            <text:p text:style-name="P30">02 - Pre-upgrade risk assessment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1 - (UPGRADEFINANCIAL) Upgrade Preparations</text:p>
          </table:table-cell>
          <table:table-cell table:style-name="TableCell29">
            <text:p text:style-name="P30">03 - Planning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1 - (UPGRADEFINANCIAL) Upgrade Preparations</text:p>
          </table:table-cell>
          <table:table-cell table:style-name="TableCell29">
            <text:p text:style-name="P30">04 - Resource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1 - (UPGRADEFINANCIAL) Upgrade Preparations</text:p>
          </table:table-cell>
          <table:table-cell table:style-name="TableCell29">
            <text:p text:style-name="P30">05 - Provider of the upgrade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2 - (UPGRADEFINANCIAL) Upgrade Implementation</text:p>
          </table:table-cell>
          <table:table-cell table:style-name="TableCell29">
            <text:p text:style-name="P30">01 - Provider of the upgrade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2 - (UPGRADEFINANCIAL) Upgrade Implementation</text:p>
          </table:table-cell>
          <table:table-cell table:style-name="TableCell29">
            <text:p text:style-name="P30">02 - Information security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3 - (UPGRADEFINANCIAL) Post-Upgrade Review</text:p>
          </table:table-cell>
          <table:table-cell table:style-name="TableCell29">
            <text:p text:style-name="P30">01 - Incidents and problem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3 - Development and Acquisition</text:p>
          </table:table-cell>
          <table:table-cell table:style-name="TableCell27">
            <text:p text:style-name="P28">(UPGRADEFINANCIAL)<text:s/>03 - (UPGRADEFINANCIAL) Post-Upgrade Review</text:p>
          </table:table-cell>
          <table:table-cell table:style-name="TableCell29">
            <text:p text:style-name="P30">02 - Upgrade report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1 - Outsourcing Policy</text:p>
          </table:table-cell>
          <table:table-cell table:style-name="TableCell29">
            <text:p text:style-name="P30">01 - Policy on outsourcing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2 - Solicitation</text:p>
          </table:table-cell>
          <table:table-cell table:style-name="TableCell29">
            <text:p text:style-name="P30">01 - Policy on acquisition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3 - Vendor or contract Management</text:p>
          </table:table-cell>
          <table:table-cell table:style-name="TableCell29">
            <text:p text:style-name="P30">01 - Vendor or Contractor Monitoring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4 - Data Rights</text:p>
          </table:table-cell>
          <table:table-cell table:style-name="TableCell29">
            <text:p text:style-name="P30">01 - Data Rights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5 - Overseas Service Provider</text:p>
          </table:table-cell>
          <table:table-cell table:style-name="TableCell29">
            <text:p text:style-name="P30">01 - Overseas Service Provider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6 - Retaining Business Knowledge</text:p>
          </table:table-cell>
          <table:table-cell table:style-name="TableCell29">
            <text:p text:style-name="P30">01 - Retaining Business Knowledge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7 - Cost control and management</text:p>
          </table:table-cell>
          <table:table-cell table:style-name="TableCell29">
            <text:p text:style-name="P30">01 - Cost control and management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8 - Service Level Agreement</text:p>
          </table:table-cell>
          <table:table-cell table:style-name="TableCell29">
            <text:p text:style-name="P30">01 - Service Level Agreement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09 - Security</text:p>
          </table:table-cell>
          <table:table-cell table:style-name="TableCell29">
            <text:p text:style-name="P30">01 - Identified security requirements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4 - Outsourcing</text:p>
          </table:table-cell>
          <table:table-cell table:style-name="TableCell27">
            <text:p text:style-name="P28">(CORE)<text:s/>10 - Back up and disaster recovery for outsourced services</text:p>
          </table:table-cell>
          <table:table-cell table:style-name="TableCell29">
            <text:p text:style-name="P30">01 - Back up and disaster recovery for outsourced service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1 - Risk Assessment</text:p>
          </table:table-cell>
          <table:table-cell table:style-name="TableCell29">
            <text:p text:style-name="P30">01 - Assessment Mechanism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1 - Risk Assessment</text:p>
          </table:table-cell>
          <table:table-cell table:style-name="TableCell29">
            <text:p text:style-name="P30">02 - Coverage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1 - Risk Assessment</text:p>
          </table:table-cell>
          <table:table-cell table:style-name="TableCell29">
            <text:p text:style-name="P30">03 - Mitigation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2 - Security Policy</text:p>
          </table:table-cell>
          <table:table-cell table:style-name="TableCell29">
            <text:p text:style-name="P30">01 - Information Security Policy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2 - Security Policy</text:p>
          </table:table-cell>
          <table:table-cell table:style-name="TableCell29">
            <text:p text:style-name="P30">02 - Confidentiality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3 - Organisation of IT Security</text:p>
          </table:table-cell>
          <table:table-cell table:style-name="TableCell29">
            <text:p text:style-name="P30">01 - Structure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3 - Organisation of IT Security</text:p>
          </table:table-cell>
          <table:table-cell table:style-name="TableCell29">
            <text:p text:style-name="P30">02 - Coordination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4 - Communications and Operations Management</text:p>
          </table:table-cell>
          <table:table-cell table:style-name="TableCell29">
            <text:p text:style-name="P30">01 - Policy and procedure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4 - Communications and Operations Management</text:p>
          </table:table-cell>
          <table:table-cell table:style-name="TableCell29">
            <text:p text:style-name="P30">02 - Network control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4 - Communications and Operations Management</text:p>
          </table:table-cell>
          <table:table-cell table:style-name="TableCell29">
            <text:p text:style-name="P30">03 - Configuration Management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5 - Asset Management</text:p>
          </table:table-cell>
          <table:table-cell table:style-name="TableCell29">
            <text:p text:style-name="P30">01 - Assets Management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6 - Human Resources IT Security</text:p>
          </table:table-cell>
          <table:table-cell table:style-name="TableCell29">
            <text:p text:style-name="P30">01 - Staff Awareness and Responsibility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6 - Human Resources IT Security</text:p>
          </table:table-cell>
          <table:table-cell table:style-name="TableCell29">
            <text:p text:style-name="P30">02 - Training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7 - Physical and Environmental Security</text:p>
          </table:table-cell>
          <table:table-cell table:style-name="TableCell29">
            <text:p text:style-name="P30">01 - Premises safety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7 - Physical and Environmental Security</text:p>
          </table:table-cell>
          <table:table-cell table:style-name="TableCell29">
            <text:p text:style-name="P30">02 - Physical acces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7 - Physical and Environmental Security</text:p>
          </table:table-cell>
          <table:table-cell table:style-name="TableCell29">
            <text:p text:style-name="P30">03 - Intrusion defense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8 - Access Control</text:p>
          </table:table-cell>
          <table:table-cell table:style-name="TableCell29">
            <text:p text:style-name="P30">01 - Access policy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CORE)<text:s/>08 - Access Control</text:p>
          </table:table-cell>
          <table:table-cell table:style-name="TableCell29">
            <text:p text:style-name="P30">02 - Privileges management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OPENDATA)<text:s/>01 - (OPENDATA) Security Policy</text:p>
          </table:table-cell>
          <table:table-cell table:style-name="TableCell29">
            <text:p text:style-name="P30">01 - Security Policy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OPENDATA)<text:s/>01 - (OPENDATA) Security Policy</text:p>
          </table:table-cell>
          <table:table-cell table:style-name="TableCell29">
            <text:p text:style-name="P30">02 - Policy Implementation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OPENDATA)<text:s/>02 - (OPENDATA) Communications and Operations Management</text:p>
          </table:table-cell>
          <table:table-cell table:style-name="TableCell29">
            <text:p text:style-name="P30">01 - Acces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5 - Information Security</text:p>
          </table:table-cell>
          <table:table-cell table:style-name="TableCell27">
            <text:p text:style-name="P28">(OPENDATA)<text:s/>02 - (OPENDATA) Communications and Operations Management</text:p>
          </table:table-cell>
          <table:table-cell table:style-name="TableCell29">
            <text:p text:style-name="P30">02 - Communication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1 - Business Continuity Policy, Plan and Organisation</text:p>
          </table:table-cell>
          <table:table-cell table:style-name="TableCell29">
            <text:p text:style-name="P30">01 - Contingency plan and policy for business continuity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2 - Establishment of Business Continuity Function</text:p>
          </table:table-cell>
          <table:table-cell table:style-name="TableCell29">
            <text:p text:style-name="P30">01 - Business continuity team or equivalent function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3 - Business Impact Assessment and Risk Management</text:p>
          </table:table-cell>
          <table:table-cell table:style-name="TableCell29">
            <text:p text:style-name="P30">01 - Business impact and risk assessment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3 - Business Impact Assessment and Risk Management</text:p>
          </table:table-cell>
          <table:table-cell table:style-name="TableCell29">
            <text:p text:style-name="P30">02 - Risk management proces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4 - Preventive and environmental controls</text:p>
          </table:table-cell>
          <table:table-cell table:style-name="TableCell29">
            <text:p text:style-name="P30">01 - Environment control mechanism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5 - Disaster Recovery Plan</text:p>
          </table:table-cell>
          <table:table-cell table:style-name="TableCell29">
            <text:p text:style-name="P30">01 - Data and program back up procedures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6 - Testing</text:p>
          </table:table-cell>
          <table:table-cell table:style-name="TableCell29">
            <text:p text:style-name="P30">01 - Testing the BCP and DRP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7 - Security</text:p>
          </table:table-cell>
          <table:table-cell table:style-name="TableCell29">
            <text:p text:style-name="P30">01 - Data, application software, hardware and data centre are secured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6 - BCP-DRP</text:p>
          </table:table-cell>
          <table:table-cell table:style-name="TableCell27">
            <text:p text:style-name="P28">(CORE)<text:s/>08 - Back-up and data recovery for outsourced services</text:p>
          </table:table-cell>
          <table:table-cell table:style-name="TableCell29">
            <text:p text:style-name="P30">01 - Outsourced service provider ensures BCP and DRP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1 - Adequate input validation control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2 - Management of source documents, data collection and entry</text:p>
          </table:table-cell>
          <table:table-cell table:style-name="TableCell31">
            <text:p text:style-name="P32">3</text:p>
          </table:table-cell>
          <table:table-cell table:style-name="TableCell33">
            <text:p text:style-name="P34"><text:span text:style-name="T35">Yes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3 - Adequate procedures for error handling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1 - Input Controls</text:p>
          </table:table-cell>
          <table:table-cell table:style-name="TableCell29">
            <text:p text:style-name="P30">04 - Management of data entry authorization into the application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2 - Processing Controls</text:p>
          </table:table-cell>
          <table:table-cell table:style-name="TableCell29">
            <text:p text:style-name="P30">01 - Mapping the business processes rules and requirement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2 - Processing Controls</text:p>
          </table:table-cell>
          <table:table-cell table:style-name="TableCell29">
            <text:p text:style-name="P30">02 - Application control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3 - Output Controls</text:p>
          </table:table-cell>
          <table:table-cell table:style-name="TableCell29">
            <text:p text:style-name="P30">01 - Assessment of application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3 - Output Controls</text:p>
          </table:table-cell>
          <table:table-cell table:style-name="TableCell29">
            <text:p text:style-name="P30">02 - Output data properly protected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4 - Application security controls</text:p>
          </table:table-cell>
          <table:table-cell table:style-name="TableCell29">
            <text:p text:style-name="P30">01 - Traceability mechanism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CORE)<text:s/>04 - Application security controls</text:p>
          </table:table-cell>
          <table:table-cell table:style-name="TableCell29">
            <text:p text:style-name="P30">02 - Application data properly protected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OPENDATA)<text:s/>01 - (OPENDATA) Output Controls</text:p>
          </table:table-cell>
          <table:table-cell table:style-name="TableCell29">
            <text:p text:style-name="P30">01 - Catalog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OPENDATA)<text:s/>01 - (OPENDATA) Output Controls</text:p>
          </table:table-cell>
          <table:table-cell table:style-name="TableCell29">
            <text:p text:style-name="P30">02 - Acces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OPENDATA)<text:s/>01 - (OPENDATA) Output Controls</text:p>
          </table:table-cell>
          <table:table-cell table:style-name="TableCell29">
            <text:p text:style-name="P30">03 - Metadata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OPENDATA)<text:s/>01 - (OPENDATA) Output Controls</text:p>
          </table:table-cell>
          <table:table-cell table:style-name="TableCell29">
            <text:p text:style-name="P30">04 - Update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  <table:table-row table:style-name="TableRow24">
          <table:table-cell table:style-name="TableCell25">
            <text:p text:style-name="P26">07 - Application Controls</text:p>
          </table:table-cell>
          <table:table-cell table:style-name="TableCell27">
            <text:p text:style-name="P28">(OPENDATA)<text:s/>01 - (OPENDATA) Output Controls</text:p>
          </table:table-cell>
          <table:table-cell table:style-name="TableCell29">
            <text:p text:style-name="P30">05 - Data Formats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><text:span text:style-name="T35">No</text:span><text:span text:style-name="T36"/><text:span text:style-name="T37"/><text:span text:style-name="T38"><text:s/></text:span><text:span text:style-name="T39"/></text:p>
          </table:table-cell>
          <table:table-cell table:style-name="TableCell40">
            <text:p text:style-name="P41"><text:span text:style-name="T42"/><text:span text:style-name="T43"/><text:span text:style-name="T44"/><text:span text:style-name="T45"><text:s/></text:span><text:span text:style-name="T46"/>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 fo:language="fr" fo:country="FR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19-09-21T22:51:00Z</meta:creation-date>
    <dc:date>2019-09-21T22:51:00Z</dc:date>
    <meta:template xlink:href="Normal.dotm" xlink:type="simple"/>
    <meta:editing-cycles>2</meta:editing-cycles>
    <meta:editing-duration>PT0S</meta:editing-duration>
    <meta:document-statistic meta:page-count="1" meta:paragraph-count="1" meta:word-count="52" meta:character-count="336" meta:row-count="2" meta:non-whitespace-character-count="285"/>
  </office:meta>
</office:document-meta>
</file>